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3da" officeooo:paragraph-rsid="000c43da"/>
    </style:style>
    <style:style style:name="P2" style:family="paragraph" style:parent-style-name="Standard">
      <style:text-properties officeooo:rsid="000cad46" officeooo:paragraph-rsid="000ca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</text:p>
      <text:p text:style-name="P1">6</text:p>
      <text:p text:style-name="P1">19</text:p>
      <text:p text:style-name="P1">25</text:p>
      <text:p text:style-name="P1">31</text:p>
      <text:p text:style-name="P1">33</text:p>
      <text:p text:style-name="P1"/>
      <text:p text:style-name="P2">10 13h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3:20:45.455973231</meta:creation-date>
    <dc:date>2016-08-23T13:34:02.941663781</dc:date>
    <meta:editing-duration>PT3M7S</meta:editing-duration>
    <meta:editing-cycles>1</meta:editing-cycles>
    <meta:document-statistic meta:table-count="0" meta:image-count="0" meta:object-count="0" meta:page-count="1" meta:paragraph-count="7" meta:word-count="9" meta:character-count="19" meta:non-whitespace-character-count="17"/>
    <meta:generator>LibreOffice/5.1.4.2$Linux_X86_64 LibreOffice_project/10m0$Build-2</meta:generator>
  </office:meta>
</office:document-meta>
</file>